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4cm" fo:margin-bottom="0.199cm"/>
    </style:style>
    <style:style style:name="P2" style:family="paragraph" style:parent-style-name="Standard" style:master-page-name="Standard">
      <style:paragraph-properties fo:margin-top="0.4cm" fo:margin-bottom="0.199cm" style:page-number="auto" fo:break-before="auto" fo:break-after="auto"/>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style:font-name="Liberation Sans" fo:font-size="14pt" fo:font-weight="bold" style:font-style-asian="normal" style:font-weight-asian="bold" style:font-size-complex="14pt" style:font-style-complex="normal" style:font-weight-complex="bold"/>
    </style:style>
    <style:style style:name="T3" style:family="text">
      <style:text-properties fo:font-weight="bold" style:font-weight-asian="bold" style:font-weight-complex="bold"/>
    </style:style>
    <style:style style:name="T4" style:family="text">
      <style:text-properties fo:font-variant="normal" fo:text-transform="none" fo:color="#000000" style:font-name="Helvetica Neue"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sumen</text:p>
      <text:p text:style-name="UBUcuerpoTrabajo">El área de conocimiento de Ingeniería de Sistemas y Automática de la UBU dispone de un interfaz BCI (Brain Computer Interface) para la captación de señales cerebrales. Empleando ese interfaz se han realizado diferentes experimentos que han permitido recoger información de la actividad cerebral mientras un usuario ejecutaba diferentes tareas cotidianas. El TFG tiene como objetivo el análisis de la información obtenida en esos experimentos. Se entrarán diferentes algoritmos para clasificar la acción realizada por el usuario a partir de las señales generadas por el BCI. Con este propósito, se evaluarán diferentes algoritmos de procesado de señales y de machine learning para la clasificación automática de señales. Este proyecto se realizará en colaboración con el Área de Ingeniería de Sistemas y Automática de la UBU. </text:p>
      <text:p text:style-name="P1"><text:span text:style-name="inglés"><text:span text:style-name="T2">Abstract</text:span></text:span></text:p>
      <text:p text:style-name="UBUcuerpoTrabajo"><text:span text:style-name="inglés">{A </text:span><text:span text:style-name="inglés"><text:span text:style-name="T3">brief</text:span></text:span><text:span text:style-name="inglés"> presentation of the topic addressed in the project.}</text:span><text:span text:style-name="inglés"><text:note text:id="ftn2" text:note-class="footnote"><text:note-citation>1</text:note-citation><text:note-body><text:p text:style-name="Footnote">Estilo de párrafo «Abstract» Cursiva + diccionario inglés + todo el estilo «UBUcuerpoTrabajo»<text:line-break/>Estilo de carácter «inglés» Cursiva + diccionario inglés</text:p></text:note-body></text:note></text:span></text:p>
      <text:h text:style-name="P3" text:outline-level="1"><text:span text:style-name="inglés">Introducción</text:span><text:span text:style-name="inglés"><text:note text:id="ftn3" text:note-class="footnote"><text:note-citation>2</text:note-citation><text:note-body><text:p text:style-name="Footnote">Estilo de párrafo «Encabezado 1» numerado en romano, alineado a la izquierda, sangría 0'75, 1º línea -0'25; espacio antes del párrafo 0'8, después del párrafo 0'2cm; fuente sans serif 16 puntos negrita y versalitas (no escribáis en mayúsculas el estilo se encarga de ello)</text:p></text:note-body></text:note></text:span></text:h>
      <text:p text:style-name="UBUcuerpoTrabajo"><text:span text:style-name="inglés"><text:span text:style-name="T1">{Descripción del contenido del trabajo y del estructra de la memoria y del resto de materiales entreg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auto-update="true" style:master-page-name="">
      <style:paragraph-properties fo:margin-left="0cm" fo:margin-right="0cm" fo:margin-top="0cm" fo:margin-bottom="0cm" fo:text-align="justify" style:justify-single-word="false" fo:hyphenation-ladder-count="no-limit" fo:text-indent="0.499cm" style:auto-text-indent="false" style:page-number="auto" fo:background-color="transparent" style:shadow="none">
        <style:tab-stops/>
        <style:background-image/>
      </style:paragraph-properties>
      <style:text-properties style:font-name="Liberation Serif" fo:font-size="12pt" style:font-size-asian="12pt" style:font-size-complex="12pt" fo:hyphenate="true" fo:hyphenation-remain-char-count="3" fo:hyphenation-push-char-count="3"/>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1_Introduccion.odt</text:file-name> v.<text:editing-cycles>48</text:editing-cycles> <text:modification-date style:data-style-name="N103">19/jun/24</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pa </meta:initial-creator>
    <meta:creation-date>2014-01-25T22:09:02</meta:creation-date>
    <meta:generator>OpenOffice.org/3.3$Win32 OpenOffice.org_project/330m20$Build-9567</meta:generator>
    <dc:date>2024-06-19T21:54:49.79</dc:date>
    <meta:editing-duration>PT2H18M40S</meta:editing-duration>
    <meta:editing-cycles>48</meta:editing-cycles>
    <meta:document-statistic meta:table-count="0" meta:image-count="0" meta:object-count="0" meta:page-count="2" meta:paragraph-count="9" meta:word-count="226" meta:character-count="1482"/>
  </office:meta>
</office:document-meta>
</file>